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6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YACILA DEL ROSARIO, LIONE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B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6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YACILA DEL ROSARIO, LION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6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11" office:value-type="string">
            <text:p text:style-name="P9">Cant.Cajas: <text:span text:style-name="T11">1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4394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3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3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5T21:53:5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